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7720" officeooo:paragraph-rsid="001e7720"/>
    </style:style>
    <style:style style:name="P2" style:family="paragraph" style:parent-style-name="Standard">
      <style:text-properties officeooo:paragraph-rsid="001e7720"/>
    </style:style>
    <style:style style:name="P3" style:family="paragraph" style:parent-style-name="Standard">
      <style:text-properties officeooo:rsid="001f60a8" officeooo:paragraph-rsid="001f60a8"/>
    </style:style>
    <style:style style:name="T1" style:family="text">
      <style:text-properties officeooo:rsid="001e7720"/>
    </style:style>
    <style:style style:name="T2" style:family="text">
      <style:text-properties officeooo:rsid="001f60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TAS</text:p>
      <text:p text:style-name="P1">1 ) <text:span text:style-name="T2">post </text:span>Sign-up </text:p>
      <text:p text:style-name="P1">2 ) <text:span text:style-name="T2">post </text:span>Login</text:p>
      <text:p text:style-name="P2"><text:span text:style-name="T1">3 ) </text:span><text:span text:style-name="T2">post </text:span><text:span text:style-name="T1">Criar entrada </text:span><text:span text:style-name="T2">da carteira</text:span></text:p>
      <text:p text:style-name="P3">4) get entradas da carteira do usuário</text:p>
      <text:p text:style-name="P3"/>
      <text:p text:style-name="P3">B1) delete entrada da carteira do usurio</text:p>
      <text:p text:style-name="P3">B2) put atualizar entrada da carteira do usuari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6T03:00:48.463591165</meta:creation-date>
    <dc:date>2022-11-16T04:27:50.129129775</dc:date>
    <meta:editing-duration>PT1H6M41S</meta:editing-duration>
    <meta:editing-cycles>1</meta:editing-cycles>
    <meta:document-statistic meta:table-count="0" meta:image-count="0" meta:object-count="0" meta:page-count="1" meta:paragraph-count="7" meta:word-count="38" meta:character-count="196" meta:non-whitespace-character-count="164"/>
    <meta:generator>LibreOffice/6.4.7.2$Linux_X86_64 LibreOffice_project/40$Build-2</meta:generator>
  </office:meta>
</office:document-meta>
</file>